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oyd (Richie) Richardson</text:p>
      <text:p text:style-name="P1">ME 557 – HW2</text:p>
      <text:p text:style-name="P2">Problem 1:</text:p>
      <text:p text:style-name="P2">My preferred code would be as follows, but with significantly more comments.</text:p>
      <text:p text:style-name="P2"/>
      <text:p text:style-name="P2"># include &lt;iostream&gt;</text:p>
      <text:p text:style-name="P2">using namespace std;</text:p>
      <text:p text:style-name="P2"/>
      <text:p text:style-name="P2">int fibonacci(int n)</text:p>
      <text:p text:style-name="P2">{</text:p>
      <text:p text:style-name="P2"><text:tab/>unsigned int i = 0, j = 1, t, k;</text:p>
      <text:p text:style-name="P2"><text:tab/>for (k=0; k &lt;= n; ++k)</text:p>
      <text:p text:style-name="P2"><text:tab/>{</text:p>
      <text:p text:style-name="P2"><text:tab/><text:tab/>t = i + j;</text:p>
      <text:p text:style-name="P2"><text:tab/><text:tab/>i = j;</text:p>
      <text:p text:style-name="P2"><text:tab/><text:tab/>j = t;</text:p>
      <text:p text:style-name="P2"><text:tab/>}</text:p>
      <text:p text:style-name="P2"><text:tab/>return j ;</text:p>
      <text:p text:style-name="P2">}</text:p>
      <text:p text:style-name="P2"/>
      <text:p text:style-name="P2">void main()</text:p>
      <text:p text:style-name="P2">{</text:p>
      <text:p text:style-name="P2"><text:tab/>int p = myFunction(10);</text:p>
      <text:p text:style-name="P2"><text:tab/>cout &lt;&lt; p &lt;&lt; endl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6T16:30:30.91</meta:creation-date>
    <dc:date>2015-09-16T17:16:24.84</dc:date>
    <meta:editing-duration>PT4M51S</meta:editing-duration>
    <meta:editing-cycles>1</meta:editing-cycles>
    <meta:generator>OpenOffice/4.1.0$Win32 OpenOffice.org_project/410m18$Build-9764</meta:generator>
    <meta:document-statistic meta:table-count="0" meta:image-count="0" meta:object-count="0" meta:page-count="1" meta:paragraph-count="22" meta:word-count="77" meta:character-count="340"/>
  </office:meta>
</office:document-meta>
</file>